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10_20-39-59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11_00-35-15_000.jpg</text:p>
          </table:table-cell>
          <table:table-cell table:style-name="ce19" office:value-type="string">
            <text:p>:m #*# RES / JVEMV6 64#140-7.2 / 『煙草問屋扱方一件他』 / w=三厘幷仲仕～敷咎申付事 / p.~ / topic=~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#*# RES / JVEMV6 64#140-7.2 / 『煙草問屋扱方一件他』 / w=三厘幷仲仕～敷咎申付事 / p.~ / topic=~,other=~">
            <text:p>:m #*# RES / JVEMV6 64#140-7.2 / 『煙草問屋扱方一件他』 / w=三厘幷仲仕～敷咎申付事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11_01-36-07_000.jpg</text:p>
          </table:table-cell>
          <table:table-cell table:style-name="ce12" office:value-type="string">
            <text:p>:m 記録 / お酒：飲んだ量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11_01-37-32_000.jpg</text:p>
          </table:table-cell>
          <table:table-cell table:style-name="ce19" office:value-type="string">
            <text:p>:m :PHOTO 寝た時刻 / 2021 / オナニー、未了、duration=２０分ぐらい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寝た時刻 / 2021 / オナニー、未了、duration=２０分ぐらい,other=~">
            <text:p>:m :PHOTO 寝た時刻 / 2021 / オナニー、未了、duration=２０分ぐらい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11_06-21-43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11_10-41-10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11_12-17-42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11_16-33-04_000.jpg</text:p>
          </table:table-cell>
          <table:table-cell table:style-name="ce19" office:value-type="string">
            <text:p><text:s/>:m other / 記録　文書 / @東和：横浜営業所 / object=案内パンフ,about=安全大会,other=本日、営業所へ行った際にもらう：安全帯を購入のため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 :m other / 記録　文書 / @東和：横浜営業所 / object=案内パンフ,about=安全大会,other=本日、営業所へ行った際にもらう：安全帯を購入のため">
            <text:p><text:s/>:m other / 記録　文書 / @東和：横浜営業所 / object=案内パンフ,about=安全大会,other=本日、営業所へ行った際にもらう：安全帯を購入のため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11_17-57-27_000.jpg</text:p>
          </table:table-cell>
          <table:table-cell table:style-name="ce19" office:value-type="string">
            <text:p>:m RES 1*1 / free# JVEMV6 68#_153:1 / 68. theoretical-physics(tp) / w=同次型;,topics=微分方程式；完全形(eman),other=~,s=~,i=~,doc=r-9-1~10.5#2.3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1*1 / free# JVEMV6 68#_153:1 / 68. theoretical-physics(tp) / w=同次型;,topics=微分方程式；完全形(eman),other=~,s=~,i=~,doc=r-9-1~10.5#2.3">
            <text:p>:m RES 1*1 / free# JVEMV6 68#_153:1 / 68. theoretical-physics(tp) / w=同次型;,topics=微分方程式；完全形(eman),other=~,s=~,i=~,doc=r-9-1~10.5#2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11_18-15-04_000.mp4</text:p>
          </table:table-cell>
          <table:table-cell table:style-name="ce20" office:value-type="string">
            <text:p>:VIDEO / @自室 / 記録 / jap.flute / 演奏、play / R=1 / todays-melody,genr=~,for=~,Re+,other=~;sounds:~,file-id=2022-01-09_18-06-04_000.mp4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VIDEO / @自室 / 記録 / jap.flute / 演奏、play / R=1 / todays-melody,genr=~,for=~,Re+,other=~;sounds:~,file-id=2022-01-09_18-06-04_000.mp4">
            <text:p>:VIDEO / @自室 / 記録 / jap.flute / 演奏、play / R=1 / todays-melody,genr=~,for=~,Re+,other=~;sounds:~,file-id=2022-01-09_18-06-04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11_18-51-10_000.mp4</text:p>
          </table:table-cell>
          <table:table-cell table:style-name="ce20" office:value-type="string">
            <text:p>:VIDEO / @自室 / 記録 / jap.flute / 演奏、play / R=2 / todays-melody,genr=~,for=~,Re+,other=誰が私を吹かせている？;sounds: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VIDEO / @自室 / 記録 / jap.flute / 演奏、play / R=2 / todays-melody,genr=~,for=~,Re+,other=誰が私を吹かせている？;sounds:~">
            <text:p>:VIDEO / @自室 / 記録 / jap.flute / 演奏、play / R=2 / todays-melody,genr=~,for=~,Re+,other=誰が私を吹かせている？;sounds: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11_18-57-25_000.mp4</text:p>
          </table:table-cell>
          <table:table-cell table:style-name="ce20" office:value-type="string">
            <text:p>:VIDEO / @自室 / 記録 / jap.flute / 演奏、play / R=3 / todays-melody,genr=~,for=~,Re+,other=~;sounds:~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VIDEO / @自室 / 記録 / jap.flute / 演奏、play / R=3 / todays-melody,genr=~,for=~,Re+,other=~;sounds:~">
            <text:p>:VIDEO / @自室 / 記録 / jap.flute / 演奏、play / R=3 / todays-melody,genr=~,for=~,Re+,other=~;sounds: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11_19-13-02_000.mp4</text:p>
          </table:table-cell>
          <table:table-cell table:style-name="ce20" office:value-type="string">
            <text:p>:VIDEO / @自室 / 記録 / jap.flute-bamboo / 演奏、play / R=1 / genr=todays-melody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VIDEO / @自室 / 記録 / jap.flute-bamboo / 演奏、play / R=1 / genr=todays-melody,Re+,other=~">
            <text:p>:VIDEO / @自室 / 記録 / jap.flute-bamboo / 演奏、play / R=1 / genr=todays-melody,Re+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float" office:value="0">
            <text:p>0</text:p>
          </table:table-cell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float" office:value="0">
            <text:p>0</text:p>
          </table:table-cell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6]" office:value-type="float" office:value="0">
            <text:p>0</text:p>
          </table:table-cell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7]" office:value-type="float" office:value="0">
            <text:p>0</text:p>
          </table:table-cell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 table:formula="of:=[.F38]" office:value-type="float" office:value="0">
            <text:p>0</text:p>
          </table:table-cell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2">2022/01/12</text:date>, <text:time>01:04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12T01:04:15.72</dc:date>
    <dc:creator>iwabuchi ken</dc:creator>
    <meta:editing-duration>P41DT22H4S</meta:editing-duration>
    <meta:editing-cycles>14205</meta:editing-cycles>
    <meta:document-statistic meta:table-count="1" meta:cell-count="447" meta:object-count="0"/>
    <meta:user-defined meta:name="qrichtext">1</meta:user-defined>
  </office:meta>
</office:document-meta>
</file>